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93" calcext:value-type="float">
            <text:p>-9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6" calcext:value-type="float">
            <text:p>-46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74" calcext:value-type="float">
            <text:p>-74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65" calcext:value-type="float">
            <text:p>-6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59" calcext:value-type="float">
            <text:p>-5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95" calcext:value-type="float">
            <text:p>-9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91" calcext:value-type="float">
            <text:p>-91</text:p>
          </table:table-cell>
          <table:table-cell office:value-type="float" office:value="-60" calcext:value-type="float">
            <text:p>-60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69" calcext:value-type="float">
            <text:p>-69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office:value-type="float" office:value="-87" calcext:value-type="float">
            <text:p>-87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94" calcext:value-type="float">
            <text:p>-9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93" calcext:value-type="float">
            <text:p>-93</text:p>
          </table:table-cell>
          <table:table-cell office:value-type="float" office:value="-56" calcext:value-type="float">
            <text:p>-56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65" calcext:value-type="float">
            <text:p>-6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88" calcext:value-type="float">
            <text:p>-88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92" calcext:value-type="float">
            <text:p>-9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77" calcext:value-type="float">
            <text:p>-77</text:p>
          </table:table-cell>
          <table:table-cell office:value-type="float" office:value="-53" calcext:value-type="float">
            <text:p>-53</text:p>
          </table:table-cell>
          <table:table-cell office:value-type="float" office:value="-84" calcext:value-type="float">
            <text:p>-84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78" calcext:value-type="float">
            <text:p>-78</text:p>
          </table:table-cell>
          <table:table-cell office:value-type="float" office:value="-91" calcext:value-type="float">
            <text:p>-91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3" calcext:value-type="float">
            <text:p>-53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89" calcext:value-type="float">
            <text:p>-8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92" calcext:value-type="float">
            <text:p>-92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84" calcext:value-type="float">
            <text:p>-84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office:value-type="float" office:value="-90" calcext:value-type="float">
            <text:p>-90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2" calcext:value-type="float">
            <text:p>-6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91" calcext:value-type="float">
            <text:p>-91</text:p>
          </table:table-cell>
          <table:table-cell office:value-type="float" office:value="-79" calcext:value-type="float">
            <text:p>-79</text:p>
          </table:table-cell>
          <table:table-cell office:value-type="float" office:value="-93" calcext:value-type="float">
            <text:p>-93</text:p>
          </table:table-cell>
          <table:table-cell office:value-type="float" office:value="-67" calcext:value-type="float">
            <text:p>-67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93" calcext:value-type="float">
            <text:p>-93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53" calcext:value-type="float">
            <text:p>-53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85" calcext:value-type="float">
            <text:p>-8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83" calcext:value-type="float">
            <text:p>-83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84" calcext:value-type="float">
            <text:p>-84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  <table:table-cell office:value-type="float" office:value="-92" calcext:value-type="float">
            <text:p>-9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office:value-type="float" office:value="-80" calcext:value-type="float">
            <text:p>-80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84" calcext:value-type="float">
            <text:p>-84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55" calcext:value-type="float">
            <text:p>-55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56" calcext:value-type="float">
            <text:p>-56</text:p>
          </table:table-cell>
          <table:table-cell office:value-type="float" office:value="-82" calcext:value-type="float">
            <text:p>-82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table:number-columns-repeated="3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54" calcext:value-type="float">
            <text:p>-54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86" calcext:value-type="float">
            <text:p>-86</text:p>
          </table:table-cell>
          <table:table-cell office:value-type="float" office:value="-56" calcext:value-type="float">
            <text:p>-56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3"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office:value-type="float" office:value="-65" calcext:value-type="float">
            <text:p>-65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office:value-type="float" office:value="-92" calcext:value-type="float">
            <text:p>-92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59" calcext:value-type="float">
            <text:p>-59</text:p>
          </table:table-cell>
          <table:table-cell office:value-type="float" office:value="-87" calcext:value-type="float">
            <text:p>-87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1" calcext:value-type="float">
            <text:p>-5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53" calcext:value-type="float">
            <text:p>-53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61" calcext:value-type="float">
            <text:p>-6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55" calcext:value-type="float">
            <text:p>-55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83" calcext:value-type="float">
            <text:p>-83</text:p>
          </table:table-cell>
          <table:table-cell office:value-type="float" office:value="-68" calcext:value-type="float">
            <text:p>-6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56" calcext:value-type="float">
            <text:p>-56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75" calcext:value-type="float">
            <text:p>-7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95" calcext:value-type="float">
            <text:p>-95</text:p>
          </table:table-cell>
          <table:table-cell office:value-type="float" office:value="-61" calcext:value-type="float">
            <text:p>-61</text:p>
          </table:table-cell>
          <table:table-cell office:value-type="float" office:value="-73" calcext:value-type="float">
            <text:p>-73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83" calcext:value-type="float">
            <text:p>-83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78" calcext:value-type="float">
            <text:p>-78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83" calcext:value-type="float">
            <text:p>-83</text:p>
          </table:table-cell>
          <table:table-cell office:value-type="float" office:value="-69" calcext:value-type="float">
            <text:p>-69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90" calcext:value-type="float">
            <text:p>-9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78" calcext:value-type="float">
            <text:p>-78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92" calcext:value-type="float">
            <text:p>-92</text:p>
          </table:table-cell>
          <table:table-cell office:value-type="float" office:value="-75" calcext:value-type="float">
            <text:p>-75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73" calcext:value-type="float">
            <text:p>-7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90" calcext:value-type="float">
            <text:p>-9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85" calcext:value-type="float">
            <text:p>-8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91" calcext:value-type="float">
            <text:p>-9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6" calcext:value-type="float">
            <text:p>-76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-91" calcext:value-type="float">
            <text:p>-9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office:value-type="float" office:value="-67" calcext:value-type="float">
            <text:p>-67</text:p>
          </table:table-cell>
          <table:table-cell office:value-type="float" office:value="-92" calcext:value-type="float">
            <text:p>-9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88" calcext:value-type="float">
            <text:p>-88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2" calcext:value-type="float">
            <text:p>-62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86" calcext:value-type="float">
            <text:p>-86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89" calcext:value-type="float">
            <text:p>-89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87" calcext:value-type="float">
            <text:p>-87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93" calcext:value-type="float">
            <text:p>-9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46" calcext:value-type="float">
            <text:p>-4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75" calcext:value-type="float">
            <text:p>-75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82" calcext:value-type="float">
            <text:p>-82</text:p>
          </table:table-cell>
          <table:table-cell office:value-type="float" office:value="-69" calcext:value-type="float">
            <text:p>-69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84" calcext:value-type="float">
            <text:p>-84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79" calcext:value-type="float">
            <text:p>-79</text:p>
          </table:table-cell>
          <table:table-cell office:value-type="float" office:value="-95" calcext:value-type="float">
            <text:p>-95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91" calcext:value-type="float">
            <text:p>-91</text:p>
          </table:table-cell>
          <table:table-cell office:value-type="float" office:value="-66" calcext:value-type="float">
            <text:p>-66</text:p>
          </table:table-cell>
          <table:table-cell office:value-type="float" office:value="-79" calcext:value-type="float">
            <text:p>-79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84" calcext:value-type="float">
            <text:p>-8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89" calcext:value-type="float">
            <text:p>-89</text:p>
          </table:table-cell>
          <table:table-cell office:value-type="float" office:value="-65" calcext:value-type="float">
            <text:p>-65</text:p>
          </table:table-cell>
          <table:table-cell office:value-type="float" office:value="-87" calcext:value-type="float">
            <text:p>-87</text:p>
          </table:table-cell>
          <table:table-cell office:value-type="float" office:value="-67" calcext:value-type="float">
            <text:p>-67</text:p>
          </table:table-cell>
          <table:table-cell office:value-type="float" office:value="-79" calcext:value-type="float">
            <text:p>-79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office:value-type="float" office:value="-51" calcext:value-type="float">
            <text:p>-51</text:p>
          </table:table-cell>
          <table:table-cell office:value-type="float" office:value="-75" calcext:value-type="float">
            <text:p>-75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86" calcext:value-type="float">
            <text:p>-86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78" calcext:value-type="float">
            <text:p>-78</text:p>
          </table:table-cell>
          <table:table-cell office:value-type="float" office:value="-64" calcext:value-type="float">
            <text:p>-64</text:p>
          </table:table-cell>
          <table:table-cell office:value-type="float" office:value="-96" calcext:value-type="float">
            <text:p>-96</text:p>
          </table:table-cell>
          <table:table-cell office:value-type="float" office:value="-68" calcext:value-type="float">
            <text:p>-68</text:p>
          </table:table-cell>
          <table:table-cell office:value-type="float" office:value="-92" calcext:value-type="float">
            <text:p>-9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85" calcext:value-type="float">
            <text:p>-85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78" calcext:value-type="float">
            <text:p>-78</text:p>
          </table:table-cell>
          <table:table-cell office:value-type="float" office:value="-58" calcext:value-type="float">
            <text:p>-58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63" calcext:value-type="float">
            <text:p>-63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84" calcext:value-type="float">
            <text:p>-84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78" calcext:value-type="float">
            <text:p>-7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</table:table-row>
      </table:table>
      <table:table table:name="Sheet3" table:style-name="ta1">
        <table:table-column table:style-name="co3" table:number-columns-repeated="21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93" calcext:value-type="float">
            <text:p>-9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6" calcext:value-type="float">
            <text:p>-46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74" calcext:value-type="float">
            <text:p>-74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65" calcext:value-type="float">
            <text:p>-65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59" calcext:value-type="float">
            <text:p>-5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95" calcext:value-type="float">
            <text:p>-9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91" calcext:value-type="float">
            <text:p>-91</text:p>
          </table:table-cell>
          <table:table-cell office:value-type="float" office:value="-60" calcext:value-type="float">
            <text:p>-60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69" calcext:value-type="float">
            <text:p>-69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office:value-type="float" office:value="-87" calcext:value-type="float">
            <text:p>-87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94" calcext:value-type="float">
            <text:p>-9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93" calcext:value-type="float">
            <text:p>-93</text:p>
          </table:table-cell>
          <table:table-cell office:value-type="float" office:value="-56" calcext:value-type="float">
            <text:p>-56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65" calcext:value-type="float">
            <text:p>-6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65" calcext:value-type="float">
            <text:p>-6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88" calcext:value-type="float">
            <text:p>-88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92" calcext:value-type="float">
            <text:p>-9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89" calcext:value-type="float">
            <text:p>-89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77" calcext:value-type="float">
            <text:p>-77</text:p>
          </table:table-cell>
          <table:table-cell office:value-type="float" office:value="-53" calcext:value-type="float">
            <text:p>-53</text:p>
          </table:table-cell>
          <table:table-cell office:value-type="float" office:value="-84" calcext:value-type="float">
            <text:p>-84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78" calcext:value-type="float">
            <text:p>-78</text:p>
          </table:table-cell>
          <table:table-cell office:value-type="float" office:value="-91" calcext:value-type="float">
            <text:p>-91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53" calcext:value-type="float">
            <text:p>-53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89" calcext:value-type="float">
            <text:p>-8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92" calcext:value-type="float">
            <text:p>-92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84" calcext:value-type="float">
            <text:p>-84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office:value-type="float" office:value="-90" calcext:value-type="float">
            <text:p>-90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2" calcext:value-type="float">
            <text:p>-6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91" calcext:value-type="float">
            <text:p>-91</text:p>
          </table:table-cell>
          <table:table-cell office:value-type="float" office:value="-79" calcext:value-type="float">
            <text:p>-79</text:p>
          </table:table-cell>
          <table:table-cell office:value-type="float" office:value="-93" calcext:value-type="float">
            <text:p>-93</text:p>
          </table:table-cell>
          <table:table-cell office:value-type="float" office:value="-67" calcext:value-type="float">
            <text:p>-67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93" calcext:value-type="float">
            <text:p>-93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53" calcext:value-type="float">
            <text:p>-53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85" calcext:value-type="float">
            <text:p>-8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83" calcext:value-type="float">
            <text:p>-83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72" calcext:value-type="float">
            <text:p>-72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84" calcext:value-type="float">
            <text:p>-84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62" calcext:value-type="float">
            <text:p>-62</text:p>
          </table:table-cell>
          <table:table-cell office:value-type="float" office:value="-92" calcext:value-type="float">
            <text:p>-9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office:value-type="float" office:value="-80" calcext:value-type="float">
            <text:p>-80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84" calcext:value-type="float">
            <text:p>-84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55" calcext:value-type="float">
            <text:p>-55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56" calcext:value-type="float">
            <text:p>-56</text:p>
          </table:table-cell>
          <table:table-cell office:value-type="float" office:value="-82" calcext:value-type="float">
            <text:p>-82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table:number-columns-repeated="3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54" calcext:value-type="float">
            <text:p>-54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86" calcext:value-type="float">
            <text:p>-86</text:p>
          </table:table-cell>
          <table:table-cell office:value-type="float" office:value="-56" calcext:value-type="float">
            <text:p>-56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3"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office:value-type="float" office:value="-65" calcext:value-type="float">
            <text:p>-65</text:p>
          </table:table-cell>
          <table:table-cell office:value-type="float" office:value="-91" calcext:value-type="float">
            <text:p>-91</text:p>
          </table:table-cell>
          <table:table-cell office:value-type="float" office:value="-61" calcext:value-type="float">
            <text:p>-61</text:p>
          </table:table-cell>
          <table:table-cell office:value-type="float" office:value="-92" calcext:value-type="float">
            <text:p>-92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float" office:value="-68" calcext:value-type="float">
            <text:p>-68</text:p>
          </table:table-cell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85" calcext:value-type="float">
            <text:p>-85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58" calcext:value-type="float">
            <text:p>-58</text:p>
          </table:table-cell>
          <table:table-cell office:value-type="float" office:value="-84" calcext:value-type="float">
            <text:p>-84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59" calcext:value-type="float">
            <text:p>-59</text:p>
          </table:table-cell>
          <table:table-cell office:value-type="float" office:value="-87" calcext:value-type="float">
            <text:p>-87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1" calcext:value-type="float">
            <text:p>-5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53" calcext:value-type="float">
            <text:p>-53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61" calcext:value-type="float">
            <text:p>-6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80" calcext:value-type="float">
            <text:p>-80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55" calcext:value-type="float">
            <text:p>-55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83" calcext:value-type="float">
            <text:p>-83</text:p>
          </table:table-cell>
          <table:table-cell office:value-type="float" office:value="-68" calcext:value-type="float">
            <text:p>-6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56" calcext:value-type="float">
            <text:p>-56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75" calcext:value-type="float">
            <text:p>-75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60" calcext:value-type="float">
            <text:p>-60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95" calcext:value-type="float">
            <text:p>-95</text:p>
          </table:table-cell>
          <table:table-cell office:value-type="float" office:value="-61" calcext:value-type="float">
            <text:p>-61</text:p>
          </table:table-cell>
          <table:table-cell office:value-type="float" office:value="-73" calcext:value-type="float">
            <text:p>-73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83" calcext:value-type="float">
            <text:p>-83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78" calcext:value-type="float">
            <text:p>-78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6" calcext:value-type="float">
            <text:p>-66</text:p>
          </table:table-cell>
          <table:table-cell office:value-type="float" office:value="-50" calcext:value-type="float">
            <text:p>-5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83" calcext:value-type="float">
            <text:p>-83</text:p>
          </table:table-cell>
          <table:table-cell office:value-type="float" office:value="-69" calcext:value-type="float">
            <text:p>-69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90" calcext:value-type="float">
            <text:p>-9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75" calcext:value-type="float">
            <text:p>-75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78" calcext:value-type="float">
            <text:p>-78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92" calcext:value-type="float">
            <text:p>-92</text:p>
          </table:table-cell>
          <table:table-cell office:value-type="float" office:value="-75" calcext:value-type="float">
            <text:p>-75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73" calcext:value-type="float">
            <text:p>-7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90" calcext:value-type="float">
            <text:p>-9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85" calcext:value-type="float">
            <text:p>-8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91" calcext:value-type="float">
            <text:p>-9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6" calcext:value-type="float">
            <text:p>-76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-91" calcext:value-type="float">
            <text:p>-9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82" calcext:value-type="float">
            <text:p>-82</text:p>
          </table:table-cell>
          <table:table-cell office:value-type="float" office:value="-67" calcext:value-type="float">
            <text:p>-67</text:p>
          </table:table-cell>
          <table:table-cell office:value-type="float" office:value="-92" calcext:value-type="float">
            <text:p>-9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88" calcext:value-type="float">
            <text:p>-88</text:p>
          </table:table-cell>
          <table:table-cell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2" calcext:value-type="float">
            <text:p>-62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86" calcext:value-type="float">
            <text:p>-86</text:p>
          </table:table-cell>
          <table:table-cell office:value-type="float" office:value="-59" calcext:value-type="float">
            <text:p>-59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58" calcext:value-type="float">
            <text:p>-58</text:p>
          </table:table-cell>
          <table:table-cell office:value-type="float" office:value="-89" calcext:value-type="float">
            <text:p>-89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87" calcext:value-type="float">
            <text:p>-87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88" calcext:value-type="float">
            <text:p>-88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93" calcext:value-type="float">
            <text:p>-9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57" calcext:value-type="float">
            <text:p>-57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46" calcext:value-type="float">
            <text:p>-4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75" calcext:value-type="float">
            <text:p>-75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82" calcext:value-type="float">
            <text:p>-82</text:p>
          </table:table-cell>
          <table:table-cell office:value-type="float" office:value="-69" calcext:value-type="float">
            <text:p>-69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5" calcext:value-type="float">
            <text:p>-65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84" calcext:value-type="float">
            <text:p>-84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79" calcext:value-type="float">
            <text:p>-79</text:p>
          </table:table-cell>
          <table:table-cell office:value-type="float" office:value="-95" calcext:value-type="float">
            <text:p>-95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office:value-type="float" office:value="-91" calcext:value-type="float">
            <text:p>-91</text:p>
          </table:table-cell>
          <table:table-cell office:value-type="float" office:value="-66" calcext:value-type="float">
            <text:p>-66</text:p>
          </table:table-cell>
          <table:table-cell office:value-type="float" office:value="-79" calcext:value-type="float">
            <text:p>-79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84" calcext:value-type="float">
            <text:p>-8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89" calcext:value-type="float">
            <text:p>-89</text:p>
          </table:table-cell>
          <table:table-cell office:value-type="float" office:value="-65" calcext:value-type="float">
            <text:p>-65</text:p>
          </table:table-cell>
          <table:table-cell office:value-type="float" office:value="-87" calcext:value-type="float">
            <text:p>-87</text:p>
          </table:table-cell>
          <table:table-cell office:value-type="float" office:value="-67" calcext:value-type="float">
            <text:p>-67</text:p>
          </table:table-cell>
          <table:table-cell office:value-type="float" office:value="-79" calcext:value-type="float">
            <text:p>-79</text:p>
          </table:table-cell>
          <table:table-cell office:value-type="float" office:value="-61" calcext:value-type="float">
            <text:p>-61</text:p>
          </table:table-cell>
          <table:table-cell office:value-type="float" office:value="-79" calcext:value-type="float">
            <text:p>-7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59" calcext:value-type="float">
            <text:p>-59</text:p>
          </table:table-cell>
          <table:table-cell office:value-type="float" office:value="-76" calcext:value-type="float">
            <text:p>-76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office:value-type="float" office:value="-51" calcext:value-type="float">
            <text:p>-51</text:p>
          </table:table-cell>
          <table:table-cell office:value-type="float" office:value="-75" calcext:value-type="float">
            <text:p>-75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86" calcext:value-type="float">
            <text:p>-86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78" calcext:value-type="float">
            <text:p>-78</text:p>
          </table:table-cell>
          <table:table-cell office:value-type="float" office:value="-64" calcext:value-type="float">
            <text:p>-64</text:p>
          </table:table-cell>
          <table:table-cell office:value-type="float" office:value="-96" calcext:value-type="float">
            <text:p>-96</text:p>
          </table:table-cell>
          <table:table-cell office:value-type="float" office:value="-68" calcext:value-type="float">
            <text:p>-68</text:p>
          </table:table-cell>
          <table:table-cell office:value-type="float" office:value="-92" calcext:value-type="float">
            <text:p>-9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85" calcext:value-type="float">
            <text:p>-85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78" calcext:value-type="float">
            <text:p>-78</text:p>
          </table:table-cell>
          <table:table-cell office:value-type="float" office:value="-58" calcext:value-type="float">
            <text:p>-58</text:p>
          </table:table-cell>
          <table:table-cell office:value-type="float" office:value="-85" calcext:value-type="float">
            <text:p>-85</text:p>
          </table:table-cell>
          <table:table-cell office:value-type="float" office:value="-61" calcext:value-type="float">
            <text:p>-61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61" calcext:value-type="float">
            <text:p>-61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63" calcext:value-type="float">
            <text:p>-63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84" calcext:value-type="float">
            <text:p>-84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office:value-type="float" office:value="-46" calcext:value-type="float">
            <text:p>-46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54" calcext:value-type="float">
            <text:p>-54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78" calcext:value-type="float">
            <text:p>-7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Histogram</text:p>
          </table:table-cell>
          <table:table-cell table:number-columns-repeated="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matrix-columns-spanned="1" table:number-matrix-rows-spanned="22" table:formula="of:=FREQUENCY([.A1:.A100];[.A106:.A12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5" calcext:value-type="float">
            <text:p>-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60" calcext:value-type="float">
            <text:p>-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65" calcext:value-type="float">
            <text:p>-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90" calcext:value-type="float">
            <text:p>-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95" calcext:value-type="float">
            <text:p>-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3:23:24.864088246</dc:date>
    <meta:document-statistic meta:table-count="2" meta:cell-count="4245" meta:object-count="0"/>
    <meta:generator>LibreOffice/4.2.8.2$Linux_X86_64 LibreOffice_project/420m0$Build-2</meta:generator>
  </office:meta>
</office:document-meta>
</file>